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mlUtils.htmlEscapeHex( String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Utils.htmlEscapeDecimal( String input , String encodin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HtmlUtils.htmlEscape( String input , String encodin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HtmlUtils.htmlUnescape( String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Utils.htmlEscape( String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Utils.htmlEscapeDecimal( String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Utils.htmlEscapeHex( String input , String encodin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